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350" officeooo:paragraph-rsid="001ea350"/>
    </style:style>
    <style:style style:name="P2" style:family="paragraph" style:parent-style-name="Standard">
      <style:text-properties officeooo:paragraph-rsid="001ea350"/>
    </style:style>
    <style:style style:name="P3" style:family="paragraph" style:parent-style-name="Standard">
      <style:text-properties officeooo:rsid="002072b4" officeooo:paragraph-rsid="002072b4"/>
    </style:style>
    <style:style style:name="P4" style:family="paragraph" style:parent-style-name="Standard">
      <style:text-properties fo:font-weight="bold" officeooo:rsid="001ea350" officeooo:paragraph-rsid="001ea350" style:font-weight-asian="bold" style:font-weight-complex="bold"/>
    </style:style>
    <style:style style:name="P5" style:family="paragraph" style:parent-style-name="Standard">
      <style:text-properties officeooo:rsid="00221339" officeooo:paragraph-rsid="00221339"/>
    </style:style>
    <style:style style:name="P6" style:family="paragraph" style:parent-style-name="Standard">
      <style:text-properties officeooo:paragraph-rsid="0023aa09"/>
    </style:style>
    <style:style style:name="P7" style:family="paragraph" style:parent-style-name="Standard">
      <style:text-properties officeooo:rsid="0026889b" officeooo:paragraph-rsid="0026889b"/>
    </style:style>
    <style:style style:name="P8" style:family="paragraph" style:parent-style-name="Standard">
      <style:text-properties officeooo:rsid="00279704" officeooo:paragraph-rsid="00279704"/>
    </style:style>
    <style:style style:name="P9" style:family="paragraph" style:parent-style-name="Standard">
      <style:text-properties officeooo:rsid="00279704" officeooo:paragraph-rsid="00323e79"/>
    </style:style>
    <style:style style:name="P10" style:family="paragraph" style:parent-style-name="Standard">
      <style:text-properties officeooo:rsid="0027a524" officeooo:paragraph-rsid="0027a524"/>
    </style:style>
    <style:style style:name="P11" style:family="paragraph" style:parent-style-name="Standard">
      <style:text-properties officeooo:paragraph-rsid="0027a524"/>
    </style:style>
    <style:style style:name="P12" style:family="paragraph" style:parent-style-name="Standard">
      <style:text-properties officeooo:rsid="00298fea" officeooo:paragraph-rsid="00298fea"/>
    </style:style>
    <style:style style:name="P13" style:family="paragraph" style:parent-style-name="Standard">
      <style:text-properties officeooo:rsid="002ad4f0" officeooo:paragraph-rsid="00279704"/>
    </style:style>
    <style:style style:name="P14" style:family="paragraph" style:parent-style-name="Standard">
      <style:text-properties officeooo:rsid="002ad4f0" officeooo:paragraph-rsid="002ad4f0"/>
    </style:style>
    <style:style style:name="P15" style:family="paragraph" style:parent-style-name="Standard">
      <style:text-properties officeooo:rsid="002ba7d9" officeooo:paragraph-rsid="002ba7d9"/>
    </style:style>
    <style:style style:name="P16" style:family="paragraph" style:parent-style-name="Standard">
      <style:text-properties officeooo:rsid="002bd704" officeooo:paragraph-rsid="002bd704"/>
    </style:style>
    <style:style style:name="P17" style:family="paragraph" style:parent-style-name="Standard">
      <style:text-properties officeooo:rsid="002c4f9c" officeooo:paragraph-rsid="002c4f9c"/>
    </style:style>
    <style:style style:name="P18" style:family="paragraph" style:parent-style-name="Standard">
      <style:text-properties officeooo:rsid="002ce8a1" officeooo:paragraph-rsid="002ce8a1"/>
    </style:style>
    <style:style style:name="P19" style:family="paragraph" style:parent-style-name="Standard">
      <style:text-properties officeooo:rsid="002d6237" officeooo:paragraph-rsid="002d6237"/>
    </style:style>
    <style:style style:name="P20" style:family="paragraph" style:parent-style-name="Standard">
      <style:text-properties officeooo:rsid="0030a910" officeooo:paragraph-rsid="0030a910"/>
    </style:style>
    <style:style style:name="P21" style:family="paragraph" style:parent-style-name="Standard">
      <style:text-properties officeooo:rsid="00323e79" officeooo:paragraph-rsid="00323e79"/>
    </style:style>
    <style:style style:name="P22" style:family="paragraph" style:parent-style-name="Standard">
      <style:text-properties officeooo:rsid="0032f85f" officeooo:paragraph-rsid="0032f85f"/>
    </style:style>
    <style:style style:name="P23" style:family="paragraph" style:parent-style-name="Standard">
      <style:text-properties officeooo:paragraph-rsid="0032f85f"/>
    </style:style>
    <style:style style:name="P24" style:family="paragraph" style:parent-style-name="Standard">
      <style:text-properties officeooo:rsid="003356d9" officeooo:paragraph-rsid="003356d9"/>
    </style:style>
    <style:style style:name="P25" style:family="paragraph" style:parent-style-name="Standard">
      <style:text-properties officeooo:rsid="0033ba8c" officeooo:paragraph-rsid="0033ba8c"/>
    </style:style>
    <style:style style:name="P26" style:family="paragraph" style:parent-style-name="Standard">
      <style:text-properties officeooo:rsid="00359f2a" officeooo:paragraph-rsid="00359f2a"/>
    </style:style>
    <style:style style:name="P27" style:family="paragraph" style:parent-style-name="Standard">
      <style:text-properties officeooo:rsid="0035a685" officeooo:paragraph-rsid="0035a685"/>
    </style:style>
    <style:style style:name="P28" style:family="paragraph" style:parent-style-name="Standard">
      <style:text-properties officeooo:rsid="0036e16e" officeooo:paragraph-rsid="0036e16e"/>
    </style:style>
    <style:style style:name="P29" style:family="paragraph" style:parent-style-name="Standard">
      <style:text-properties officeooo:rsid="0038b409" officeooo:paragraph-rsid="0038b409"/>
    </style:style>
    <style:style style:name="P30" style:family="paragraph" style:parent-style-name="Standard">
      <style:text-properties officeooo:rsid="003952fd" officeooo:paragraph-rsid="003952fd"/>
    </style:style>
    <style:style style:name="P31" style:family="paragraph" style:parent-style-name="Standard">
      <style:text-properties officeooo:rsid="003952fd" officeooo:paragraph-rsid="003a0fb6"/>
    </style:style>
    <style:style style:name="P32" style:family="paragraph" style:parent-style-name="Standard">
      <style:text-properties officeooo:rsid="003a0fb6" officeooo:paragraph-rsid="003a0fb6"/>
    </style:style>
    <style:style style:name="P33" style:family="paragraph" style:parent-style-name="Standard">
      <style:text-properties officeooo:rsid="003bb0ac" officeooo:paragraph-rsid="003bb0ac"/>
    </style:style>
    <style:style style:name="P34" style:family="paragraph" style:parent-style-name="Standard">
      <style:text-properties officeooo:rsid="003c5521" officeooo:paragraph-rsid="003c5521"/>
    </style:style>
    <style:style style:name="P35" style:family="paragraph" style:parent-style-name="Standard">
      <style:text-properties officeooo:rsid="003d6357" officeooo:paragraph-rsid="003d6357"/>
    </style:style>
    <style:style style:name="P36" style:family="paragraph" style:parent-style-name="Standard">
      <style:text-properties officeooo:rsid="003da022" officeooo:paragraph-rsid="003da022"/>
    </style:style>
    <style:style style:name="P37" style:family="paragraph" style:parent-style-name="Standard">
      <style:text-properties officeooo:rsid="00413205" officeooo:paragraph-rsid="00413205"/>
    </style:style>
    <style:style style:name="P38" style:family="paragraph" style:parent-style-name="Standard">
      <style:text-properties officeooo:paragraph-rsid="00413205"/>
    </style:style>
    <style:style style:name="P39" style:family="paragraph" style:parent-style-name="Standard">
      <style:text-properties officeooo:rsid="004205fd" officeooo:paragraph-rsid="004205fd"/>
    </style:style>
    <style:style style:name="P40" style:family="paragraph" style:parent-style-name="Standard">
      <style:text-properties officeooo:rsid="0042aa88" officeooo:paragraph-rsid="0042aa88"/>
    </style:style>
    <style:style style:name="P41" style:family="paragraph" style:parent-style-name="Standard">
      <style:text-properties officeooo:rsid="00432bee" officeooo:paragraph-rsid="00432bee"/>
    </style:style>
    <style:style style:name="P42" style:family="paragraph" style:parent-style-name="Standard">
      <style:text-properties officeooo:rsid="00452cce" officeooo:paragraph-rsid="00452cce"/>
    </style:style>
    <style:style style:name="P43" style:family="paragraph" style:parent-style-name="Standard">
      <style:text-properties officeooo:rsid="00463d05" officeooo:paragraph-rsid="00468af3"/>
    </style:style>
    <style:style style:name="P44" style:family="paragraph" style:parent-style-name="Standard">
      <style:text-properties officeooo:rsid="00468af3" officeooo:paragraph-rsid="00468af3"/>
    </style:style>
    <style:style style:name="P45" style:family="paragraph" style:parent-style-name="Standard">
      <style:text-properties officeooo:paragraph-rsid="00468af3"/>
    </style:style>
    <style:style style:name="P46" style:family="paragraph" style:parent-style-name="Standard">
      <style:text-properties officeooo:rsid="0048dcb4" officeooo:paragraph-rsid="0048dcb4"/>
    </style:style>
    <style:style style:name="P47" style:family="paragraph" style:parent-style-name="Standard">
      <style:text-properties officeooo:rsid="00452cce" officeooo:paragraph-rsid="00452cce"/>
    </style:style>
    <style:style style:name="P48" style:family="paragraph" style:parent-style-name="Standard">
      <style:text-properties officeooo:rsid="00468af3" officeooo:paragraph-rsid="00468af3"/>
    </style:style>
    <style:style style:name="P49" style:family="paragraph" style:parent-style-name="Standard">
      <style:text-properties officeooo:rsid="0048dcb4" officeooo:paragraph-rsid="0048dcb4"/>
    </style:style>
    <style:style style:name="P50" style:family="paragraph" style:parent-style-name="Standard">
      <style:text-properties officeooo:rsid="0049b44a" officeooo:paragraph-rsid="0049b44a"/>
    </style:style>
    <style:style style:name="P51" style:family="paragraph" style:parent-style-name="Standard">
      <style:text-properties officeooo:rsid="004a8405" officeooo:paragraph-rsid="004a8405"/>
    </style:style>
    <style:style style:name="P52" style:family="paragraph" style:parent-style-name="Standard">
      <style:text-properties officeooo:rsid="004e19ab" officeooo:paragraph-rsid="004e19ab"/>
    </style:style>
    <style:style style:name="P53" style:family="paragraph" style:parent-style-name="Standard">
      <style:text-properties officeooo:rsid="0050019f" officeooo:paragraph-rsid="0050019f"/>
    </style:style>
    <style:style style:name="P54" style:family="paragraph" style:parent-style-name="Standard">
      <style:text-properties officeooo:rsid="0055c038" officeooo:paragraph-rsid="0055c038"/>
    </style:style>
    <style:style style:name="P55" style:family="paragraph" style:parent-style-name="Standard">
      <style:text-properties officeooo:rsid="00574917" officeooo:paragraph-rsid="00574917"/>
    </style:style>
    <style:style style:name="P56" style:family="paragraph" style:parent-style-name="Standard">
      <style:text-properties officeooo:rsid="005acd7f" officeooo:paragraph-rsid="005acd7f"/>
    </style:style>
    <style:style style:name="P57" style:family="paragraph" style:parent-style-name="Standard">
      <style:text-properties officeooo:rsid="005c33ad" officeooo:paragraph-rsid="005c33ad"/>
    </style:style>
    <style:style style:name="P58" style:family="paragraph" style:parent-style-name="Standard">
      <style:text-properties officeooo:rsid="005d8cbf" officeooo:paragraph-rsid="005d8cbf"/>
    </style:style>
    <style:style style:name="P59" style:family="paragraph" style:parent-style-name="Standard">
      <style:text-properties officeooo:rsid="005e65fe" officeooo:paragraph-rsid="005e65fe"/>
    </style:style>
    <style:style style:name="P60" style:family="paragraph" style:parent-style-name="Standard">
      <style:text-properties officeooo:rsid="006032ed" officeooo:paragraph-rsid="006032ed"/>
    </style:style>
    <style:style style:name="P61" style:family="paragraph" style:parent-style-name="Standard">
      <style:text-properties officeooo:rsid="006076b7" officeooo:paragraph-rsid="006076b7"/>
    </style:style>
    <style:style style:name="T1" style:family="text">
      <style:text-properties officeooo:rsid="002072b4"/>
    </style:style>
    <style:style style:name="T2" style:family="text">
      <style:text-properties officeooo:rsid="00221339"/>
    </style:style>
    <style:style style:name="T3" style:family="text">
      <style:text-properties officeooo:rsid="0023aa09"/>
    </style:style>
    <style:style style:name="T4" style:family="text">
      <style:text-properties officeooo:rsid="00250f65"/>
    </style:style>
    <style:style style:name="T5" style:family="text">
      <style:text-properties officeooo:rsid="0027a524"/>
    </style:style>
    <style:style style:name="T6" style:family="text">
      <style:text-properties officeooo:rsid="00298fea"/>
    </style:style>
    <style:style style:name="T7" style:family="text">
      <style:text-properties officeooo:rsid="002ba7d9"/>
    </style:style>
    <style:style style:name="T8" style:family="text">
      <style:text-properties officeooo:rsid="002c9389"/>
    </style:style>
    <style:style style:name="T9" style:family="text">
      <style:text-properties officeooo:rsid="002ce8a1"/>
    </style:style>
    <style:style style:name="T10" style:family="text">
      <style:text-properties officeooo:rsid="002f28ae"/>
    </style:style>
    <style:style style:name="T11" style:family="text">
      <style:text-properties officeooo:rsid="00279704"/>
    </style:style>
    <style:style style:name="T12" style:family="text">
      <style:text-properties officeooo:rsid="0032f85f"/>
    </style:style>
    <style:style style:name="T13" style:family="text">
      <style:text-properties officeooo:rsid="00333565"/>
    </style:style>
    <style:style style:name="T14" style:family="text">
      <style:text-properties officeooo:rsid="00359f2a"/>
    </style:style>
    <style:style style:name="T15" style:family="text">
      <style:text-properties officeooo:rsid="0035a685"/>
    </style:style>
    <style:style style:name="T16" style:family="text">
      <style:text-properties officeooo:rsid="003a0fb6"/>
    </style:style>
    <style:style style:name="T17" style:family="text">
      <style:text-properties officeooo:rsid="003c5521"/>
    </style:style>
    <style:style style:name="T18" style:family="text">
      <style:text-properties officeooo:rsid="004205fd"/>
    </style:style>
    <style:style style:name="T19" style:family="text">
      <style:text-properties officeooo:rsid="00452cce"/>
    </style:style>
    <style:style style:name="T20" style:family="text">
      <style:text-properties officeooo:rsid="00468af3"/>
    </style:style>
    <style:style style:name="T21" style:family="text">
      <style:text-properties officeooo:rsid="0049b44a"/>
    </style:style>
    <style:style style:name="T22" style:family="text">
      <style:text-properties officeooo:rsid="004a8405"/>
    </style:style>
    <style:style style:name="T23" style:family="text">
      <style:text-properties officeooo:rsid="004bb8e7"/>
    </style:style>
    <style:style style:name="T24" style:family="text">
      <style:text-properties officeooo:rsid="0050019f"/>
    </style:style>
    <style:style style:name="T25" style:family="text">
      <style:text-properties officeooo:rsid="00505f25"/>
    </style:style>
    <style:style style:name="T26" style:family="text">
      <style:text-properties officeooo:rsid="00509c74"/>
    </style:style>
    <style:style style:name="T27" style:family="text">
      <style:text-properties officeooo:rsid="005122f5"/>
    </style:style>
    <style:style style:name="T28" style:family="text">
      <style:text-properties officeooo:rsid="0051c3d4"/>
    </style:style>
    <style:style style:name="T29" style:family="text">
      <style:text-properties officeooo:rsid="005d8cbf"/>
    </style:style>
    <style:style style:name="T30" style:family="text">
      <style:text-properties officeooo:rsid="005e65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drón habitantes</text:p>
      <text:p text:style-name="P1"/>
      <text:p text:style-name="P1">persona(dni, nombre, fe_nac, <text:span text:style-name="T1">cod_v, </text:span><text:span text:style-name="T2">dni_cf</text:span>)</text:p>
      <text:p text:style-name="P1">cp(dni)</text:p>
      <text:p text:style-name="P3">caj(cod_v)→ vivienda(cod_v)</text:p>
      <text:p text:style-name="P5">caj(dni_cf)→ persona(dni)</text:p>
      <text:p text:style-name="P6"><text:span text:style-name="T4">VNN</text:span><text:span text:style-name="T3">(cod_v)</text:span></text:p>
      <text:p text:style-name="P1"/>
      <text:p text:style-name="P1">vivienda(residentes, calle, número, cod_v, <text:span text:style-name="T1">cod_p</text:span>)</text:p>
      <text:p text:style-name="P1">cp(cod_v)</text:p>
      <text:p text:style-name="P3">caj(cod_p)→ municipio(cod_p)</text:p>
      <text:p text:style-name="P7">VNN(cod_p)</text:p>
      <text:p text:style-name="P2"/>
      <text:p text:style-name="P1">municipio(cod_p, nombre, habitantes, cod_v)</text:p>
      <text:p text:style-name="P1">cp(cod_p)</text:p>
      <text:p text:style-name="P1"/>
      <text:p text:style-name="P1">propi<text:span text:style-name="T3">edad</text:span>(dni, cod_v)</text:p>
      <text:p text:style-name="P1">cp(dni, cod_v)</text:p>
      <text:p text:style-name="P1">caj(dni)→ persona(dni)</text:p>
      <text:p text:style-name="P1">caj(cod_v)→ vivienda(cod_v)</text:p>
      <text:p text:style-name="P1"/>
      <text:p text:style-name="P1"/>
      <text:p text:style-name="P1"/>
      <text:h text:style-name="Heading_20_3" text:outline-level="3">centrales electricas</text:h>
      <text:p text:style-name="P8"/>
      <text:p text:style-name="P8">compañia(código, nombre, nacionalidad)</text:p>
      <text:p text:style-name="P8">cp(código)</text:p>
      <text:p text:style-name="P8"/>
      <text:p text:style-name="P8">estación primaria(código, nombre, transformador)</text:p>
      <text:p text:style-name="P8">cp(código)</text:p>
      <text:p text:style-name="P8"/>
      <text:p text:style-name="P8">red(red, <text:span text:style-name="T7">cod_est</text:span>)</text:p>
      <text:p text:style-name="P8">cp(red)</text:p>
      <text:p text:style-name="P15">caj(cod_est)→ estación primaria(codigo)</text:p>
      <text:p text:style-name="P16"/>
      <text:p text:style-name="P16">envia energía(red1, red2, volumen)</text:p>
      <text:p text:style-name="P16">cp(red1, red2)</text:p>
      <text:p text:style-name="P16">caj(red1)→ red(red)</text:p>
      <text:p text:style-name="P16">caj(red2)→ red(red)</text:p>
      <text:p text:style-name="P16"/>
      <text:p text:style-name="P17">pertenece(cod_com, red)</text:p>
      <text:p text:style-name="P17">cp(cod_com, red)</text:p>
      <text:p text:style-name="P17">caj(cod_com)→ compañia(codigo)</text:p>
      <text:p text:style-name="P17">caj(red)→ red(red)</text:p>
      <text:p text:style-name="P8"/>
      <text:p text:style-name="P8">productor(código, nombre, prod_media, prod_max, fecha_entrada)</text:p>
      <text:p text:style-name="P8">cp(codigo)</text:p>
      <text:p text:style-name="P8"/>
      <text:p text:style-name="P13">entrega(codigo_prod, codigo_est, fecha, cantidad)</text:p>
      <text:p text:style-name="P14">cp( codigo_prod, codigo_est)</text:p>
      <text:p text:style-name="P14">caj( codigo_prod)→ productor(codigo)</text:p>
      <text:p text:style-name="P14"><text:soft-page-break/>caj(codigo_est)→ estación primaria(codigo)</text:p>
      <text:p text:style-name="P8"/>
      <text:p text:style-name="P8">línea(num_línea, id_red, longitud)</text:p>
      <text:p text:style-name="P8">cp(id_red, <text:span text:style-name="T10">num_linea</text:span>)</text:p>
      <text:p text:style-name="P20">caj(id_red)→ red(red)</text:p>
      <text:p text:style-name="P8"/>
      <text:p text:style-name="P9">subestación(número, posición, longitud, latitud, num_línea, id_red)</text:p>
      <text:p text:style-name="P8">cp(número)</text:p>
      <text:p text:style-name="P21">caj( <text:span text:style-name="T11">num_línea, id_red)→</text:span> linea( <text:span text:style-name="T11">num_línea, id_red</text:span>)</text:p>
      <text:p text:style-name="P24">vnn(num_linea)</text:p>
      <text:p text:style-name="P8"/>
      <text:p text:style-name="P8">zona(código, consumo_medio, consumidores, <text:span text:style-name="T5">empresas, instituciones, particulares</text:span><text:span text:style-name="T8">, </text:span><text:span text:style-name="T9">cod_p</text:span><text:span text:style-name="T5">)</text:span></text:p>
      <text:p text:style-name="P10">cp(código)</text:p>
      <text:p text:style-name="P18">caj(Cod_p)→ provincia(codigo)</text:p>
      <text:p text:style-name="P19">VNN(cod_p)</text:p>
      <text:p text:style-name="P19"/>
      <text:p text:style-name="P22">distribuye(cod_zona, num_subes)</text:p>
      <text:p text:style-name="P22">cp( cod_zona, num_subes)+</text:p>
      <text:p text:style-name="P22">caj(cop_zona)→ zona(codigo)</text:p>
      <text:p text:style-name="P23"><text:span text:style-name="T12">caj(num_subest)→ subestación(</text:span><text:span text:style-name="T13">numero</text:span><text:span text:style-name="T12">)</text:span></text:p>
      <text:p text:style-name="P10"/>
      <text:p text:style-name="P10">provincia(código, nombre)</text:p>
      <text:p text:style-name="P11">cp(c<text:span text:style-name="T5">ódigo)</text:span></text:p>
      <text:p text:style-name="P11"/>
      <text:p text:style-name="P11"/>
      <text:p text:style-name="P10">presa(cap_max, ocupación, turbinas, <text:span text:style-name="T6">código</text:span>)</text:p>
      <text:p text:style-name="P10">cp(código)</text:p>
      <text:p text:style-name="P10"/>
      <text:p text:style-name="P10">solar(superficie, horas_sol, tipo, <text:span text:style-name="T6">código</text:span>)</text:p>
      <text:p text:style-name="P10">cp(código)</text:p>
      <text:p text:style-name="P10"/>
      <text:p text:style-name="P10">térmica(carbón, hornos, gases, código)</text:p>
      <text:p text:style-name="P10">cp(código)</text:p>
      <text:p text:style-name="P10"/>
      <text:p text:style-name="P10">núclear(reactores, residuos, plutonio, código)</text:p>
      <text:p text:style-name="P10">cp(código)</text:p>
      <text:p text:style-name="P10"/>
      <text:p text:style-name="P12">transportista(matrícula, nombre)</text:p>
      <text:p text:style-name="P12">cp(matrícula)</text:p>
      <text:p text:style-name="P12"/>
      <text:p text:style-name="P12">suministrador(identificador, nombre, país)</text:p>
      <text:p text:style-name="P12">cp(identificador)</text:p>
      <text:p text:style-name="P12"/>
      <text:p text:style-name="P12">compra(matrícula, código, identificador, fecha, cantidad)</text:p>
      <text:p text:style-name="P12">cp(matrícula, código, identificador)</text:p>
      <text:p text:style-name="P12">caj(matrícula)→ transportista(matrícula)</text:p>
      <text:p text:style-name="P12">caj(código)→ nuclear(código)</text:p>
      <text:p text:style-name="P12">caj(identificador→ suministrador(identificador)</text:p>
      <text:p text:style-name="P12"/>
      <text:p text:style-name="P25">1- para todo productor(codigo) coincide con el codigo de una presa o solar o térmica o nuclear</text:p>
      <text:p text:style-name="P25">2- para toda presa(codigo) no coincide en codigo con una solar o térmica o nuclear. <text:span text:style-name="T14">Lo mismo ocurre con las demas</text:span></text:p>
      <text:h text:style-name="Heading_20_3" text:outline-level="3"><text:soft-page-break/>Autos locos</text:h>
      <text:p text:style-name="P12"/>
      <text:p text:style-name="P12"><text:s/><text:span text:style-name="T14">multa(numero, fecha, hora, lugar, importe, motivo, </text:span><text:span text:style-name="T15">dni, </text:span><text:span text:style-name="T17">matricula</text:span><text:span text:style-name="T14">)</text:span></text:p>
      <text:p text:style-name="P26">cp(numero)</text:p>
      <text:p text:style-name="P27">caj(dni)→ conductor(dni)</text:p>
      <text:p text:style-name="P34">caj(matricula)→ vehículo(marticula)</text:p>
      <text:p text:style-name="P34">vnn(matricula)</text:p>
      <text:p text:style-name="P27">vnn(dni)</text:p>
      <text:p text:style-name="P26"/>
      <text:p text:style-name="P26">vehiculo(matrícula, marca, modelo, <text:span text:style-name="T16">dni_p</text:span>)</text:p>
      <text:p text:style-name="P26">cp(matrcula)</text:p>
      <text:p text:style-name="P33">caj(dni_p)→ propietario(dni)</text:p>
      <text:p text:style-name="P32">vnn(dni_p)</text:p>
      <text:p text:style-name="P26"/>
      <text:p text:style-name="P26">accidente(num_ref, fecha, hora, lugar)</text:p>
      <text:p text:style-name="P26">cp(num_ref)</text:p>
      <text:p text:style-name="P26"/>
      <text:p text:style-name="P26">persona(dni, nombre, apellidos, dirección, población, teléfono)</text:p>
      <text:p text:style-name="P26">cp(dni)</text:p>
      <text:p text:style-name="P28">caj(dni)→ persona(dni)</text:p>
      <text:p text:style-name="P26"/>
      <text:p text:style-name="P26">conductor(fecha_permiso, dni)</text:p>
      <text:p text:style-name="P26">cp(dni)</text:p>
      <text:p text:style-name="P28">caj(dni)→ persona(dni)</text:p>
      <text:p text:style-name="P26"/>
      <text:p text:style-name="P27">propietario(dni)</text:p>
      <text:p text:style-name="P27">cp(dni)</text:p>
      <text:p text:style-name="P30">caj(dni)→ persona(dni)</text:p>
      <text:p text:style-name="P27"/>
      <text:p text:style-name="P27">ha tenido(dni, matricula)</text:p>
      <text:p text:style-name="P27">cp(dni, matricula)</text:p>
      <text:p text:style-name="P27">caj(matricula)→ vehículo(matrícula)</text:p>
      <text:p text:style-name="P27">caj(dni)→ propietario(dni)</text:p>
      <text:p text:style-name="P27"/>
      <text:p text:style-name="P29">afecta(num_ref, dni)</text:p>
      <text:p text:style-name="P29">cp(num_ref, dni)</text:p>
      <text:p text:style-name="P29">caj(num_ref)→ accidente(num_ref)</text:p>
      <text:p text:style-name="P29">caj(dni)→ persona(dni)</text:p>
      <text:p text:style-name="P29"/>
      <text:p text:style-name="P31">involucra(<text:span text:style-name="T16">dni_c, num_ref, matrícula)</text:span></text:p>
      <text:p text:style-name="P35">cp(<text:span text:style-name="T16">dni_c, num_ref)</text:span></text:p>
      <text:p text:style-name="P36">calt( <text:span text:style-name="T16">num_ref, matrícula</text:span>)</text:p>
      <text:p text:style-name="P35">caj(dni_c)→ conductor(dni)</text:p>
      <text:p text:style-name="P35">caj(num_ref)→ accidente(num:_ref)</text:p>
      <text:p text:style-name="P35">caj(matrícula)→ vehículo(matrćiula)</text:p>
      <text:p text:style-name="P36">vnn(matricula)</text:p>
      <text:p text:style-name="P31"/>
      <text:p text:style-name="P31"/>
      <text:p text:style-name="P31"/>
      <text:p text:style-name="P31"/>
      <text:p text:style-name="P31"/>
      <text:p text:style-name="P31"/>
      <text:h text:style-name="Heading_20_1" text:outline-level="1"><text:soft-page-break/>ventas de cocinas </text:h>
      <text:p text:style-name="P37"/>
      <text:p text:style-name="P37">montador(codigo, nif, nombre, dirección, teléfono, num_cocina)</text:p>
      <text:p text:style-name="P37">cp(codigo)</text:p>
      <text:p text:style-name="P38"/>
      <text:p text:style-name="P37">cocina(codigo, nombre, num_encimeras, num_altos, num_bajos, num_paneles)</text:p>
      <text:p text:style-name="P37">cp(codigo)</text:p>
      <text:p text:style-name="P38"/>
      <text:p text:style-name="P39">monta(cod_m, cod_e)</text:p>
      <text:p text:style-name="P39">cp(cod_m, cod_e)</text:p>
      <text:p text:style-name="P39">caj(cod_m)→ montador(codigo)</text:p>
      <text:p text:style-name="P39">caj(cod_e)→ cocina(codigo)</text:p>
      <text:p text:style-name="P39"/>
      <text:p text:style-name="P39">cliente(num_cliente, nif, nombre, dirección, teléfono)</text:p>
      <text:p text:style-name="P39">cp( num_cliente)</text:p>
      <text:p text:style-name="P39"/>
      <text:p text:style-name="P39">distribuidor(codigo, nombre, dirección, correo, telefono)</text:p>
      <text:p text:style-name="P39">cp(codigo)</text:p>
      <text:p text:style-name="P39"/>
      <text:p text:style-name="P39">cede(codigo1, codigo2)</text:p>
      <text:p text:style-name="P39">cp( codigo1, codigo2)</text:p>
      <text:p text:style-name="P39">caj( codigo1)→ distribuidor(codigo)</text:p>
      <text:p text:style-name="P39">caj( codigo2)→ distribuidor(codigo)</text:p>
      <text:p text:style-name="P39"/>
      <text:p text:style-name="P40">vende(fecha, cod_c, num_cliente, cod_d)</text:p>
      <text:p text:style-name="P40">cp(cod_c, num_cliente, cod_d)</text:p>
      <text:p text:style-name="P40">caj(cod_c)→ cocina(codigo)</text:p>
      <text:p text:style-name="P40">caj(num_cliente)→ cliente(num_cliente)</text:p>
      <text:p text:style-name="P40">caj(cod_d)→ distribuidor(codigo)</text:p>
      <text:p text:style-name="P39"/>
      <text:p text:style-name="P40">fabricante( <text:span text:style-name="T18">codigo, nombre, dirección, correo, </text:span>telefono)</text:p>
      <text:p text:style-name="P40">cp(codigo)</text:p>
      <text:p text:style-name="P40"/>
      <text:p text:style-name="P40">trabaja(cod_d, cod_f)</text:p>
      <text:p text:style-name="P40">cp(cod_d, cod_f)</text:p>
      <text:p text:style-name="P40">caj(cod_d)→ distribuidor(codigo)</text:p>
      <text:p text:style-name="P40">caj(cod_f)→ fabricante(codigo)</text:p>
      <text:p text:style-name="P40"/>
      <text:p text:style-name="P41">muebles(num_mue, cod_coci, linea, color, medidas, largo, alto, ancho, cod_p,<text:span text:style-name="T19">)</text:span></text:p>
      <text:p text:style-name="P42">cp(cod_coci, numn_mue)</text:p>
      <text:p text:style-name="P42">caj(cod_coci)→ cocina</text:p>
      <text:p text:style-name="P42">caj(cod_fab)→ fabricfante</text:p>
      <text:p text:style-name="P42">vnn(cod_fabricante)</text:p>
      <text:p text:style-name="P42"/>
      <text:p text:style-name="P42">encimera(tipo, num_mue, cod_coci)</text:p>
      <text:p text:style-name="P42">cp(num_mue, cod_coci)</text:p>
      <text:p text:style-name="P42">caj(num_mue, cod_coci)→ muebles(num_mue, cod_coci)</text:p>
      <text:p text:style-name="P42"/>
      <text:p text:style-name="P42">alto(num_mue, cod_coci)</text:p>
      <text:p text:style-name="P42">cp(num_mue, cod_coci)</text:p>
      <text:p text:style-name="P42">caj(num_mue, cod_coci)→ muebles(num_mue, cod_coci)</text:p>
      <text:p text:style-name="P42"><text:soft-page-break/>bajo(altura, num_mue, cod_coci)</text:p>
      <text:p text:style-name="P42">cp(num_mue, cod_coci)</text:p>
      <text:p text:style-name="P42">caj(num_mue, cod_coci)→ muebles(num_mue, cod_coci)</text:p>
      <text:p text:style-name="P42"/>
      <text:p text:style-name="P42">panel(num_mue, cod_coci)</text:p>
      <text:p text:style-name="P42">cp(num_mue, cod_coci)</text:p>
      <text:p text:style-name="P42">caj(num_mue, cod_coci)→ muebles(num_mue, cod_coci)</text:p>
      <text:p text:style-name="P42"/>
      <text:p text:style-name="P42"/>
      <text:p text:style-name="P43">1- todo mueble(<text:span text:style-name="T19">num_mue, cod_coci</text:span>)=encimera(<text:span text:style-name="T19">num_mue, cod_coci</text:span>) <text:span text:style-name="T20">o alto( </text:span><text:span text:style-name="T19">num_mue, cod_coci</text:span><text:span text:style-name="T20">)</text:span></text:p>
      <text:p text:style-name="P44">o bajo( <text:span text:style-name="T19">num_mue, cod_coci</text:span>) o panel( <text:span text:style-name="T19">num_mue, cod_coci</text:span>)</text:p>
      <text:p text:style-name="P44"/>
      <text:p text:style-name="P44">2- si un mueble es una encimera, no puede ser alto, bajo, panel y viceversa. Es decir el codigo de encima es distinto al resto de tipos</text:p>
      <text:p text:style-name="P45"/>
      <text:p text:style-name="P45"/>
      <text:h text:style-name="Heading_20_3" text:outline-level="3"><text:s/>Alquiler Vehículos</text:h>
      <text:p text:style-name="P45"/>
      <text:p text:style-name="P46">garaje(cod_g)</text:p>
      <text:p text:style-name="P46">cp(cod_g)</text:p>
      <text:p text:style-name="P46"/>
      <text:p text:style-name="P46">coche(matrícula, marca, modelo, cod_g)</text:p>
      <text:p text:style-name="P46">cp(matricula, cod_g)</text:p>
      <text:p text:style-name="P46">caj(cod_g)→ garaje(cod_g)</text:p>
      <text:p text:style-name="P46"/>
      <text:p text:style-name="P46">agencia(cod_A)</text:p>
      <text:p text:style-name="P46">cp(cod_a)</text:p>
      <text:p text:style-name="P46"/>
      <text:p text:style-name="P46">reserva(cor_r, f₁, f_f, libro, indicador, precio_t, cod_a)</text:p>
      <text:p text:style-name="P46">cp(cod_r, cod_a)</text:p>
      <text:p text:style-name="P46">caj(cod_a)→ agencia(cod_a)</text:p>
      <text:p text:style-name="P46"/>
      <text:p text:style-name="P46"/>
      <text:p text:style-name="P46"/>
      <text:h text:style-name="Heading_20_3" text:outline-level="3">8- Star trek</text:h>
      <text:p text:style-name="P50"/>
      <text:p text:style-name="P46"><text:s/><text:span text:style-name="T21">Actor(codigo, nombre, fecha_nac, nacionalidad)</text:span></text:p>
      <text:p text:style-name="P50">cp(codigo)</text:p>
      <text:p text:style-name="P50"/>
      <text:p text:style-name="P50">personaje(codigo, nombre, graduación, a<text:span text:style-name="T23">ctor, </text:span><text:span text:style-name="T24">depende</text:span>)</text:p>
      <text:p text:style-name="P50">cp(codigo)</text:p>
      <text:p text:style-name="P50">caj(a<text:span text:style-name="T23">ctor</text:span>)→ actor(codigo)</text:p>
      <text:p text:style-name="P53">caj(depende)→ personaje(codigo)</text:p>
      <text:p text:style-name="P52">vnn(actor)</text:p>
      <text:p text:style-name="P50"/>
      <text:p text:style-name="P50">p<text:span text:style-name="T25">e</text:span>licula(codigo, titulo, año_laz, director, cod_pro)</text:p>
      <text:p text:style-name="P50">cp(codigo, cod_pro)</text:p>
      <text:p text:style-name="P50">caj(cod_pro)→ personaje(codigo)</text:p>
      <text:p text:style-name="P55">vnn(cod_pro)<text:tab/><text:tab/></text:p>
      <text:p text:style-name="P50"/>
      <text:p text:style-name="P50"><text:soft-page-break/>aparece_pelicula(cod_p, cod_per)</text:p>
      <text:p text:style-name="P50">cp(cod_p, cod_per)</text:p>
      <text:p text:style-name="P50">caj(cod_p)→ pelicula(codigo)</text:p>
      <text:p text:style-name="P50">caj(cod_per)→ personaje(codigo)</text:p>
      <text:p text:style-name="P50"/>
      <text:p text:style-name="P50">humano(cod_p, fecha_nac, ciudad)</text:p>
      <text:p text:style-name="P50">cp(cod_p)</text:p>
      <text:p text:style-name="P50">caj(cod_p)→ personaje(codigo)</text:p>
      <text:p text:style-name="P50">vulcano(mentor, fecha_gr, codigo)</text:p>
      <text:p text:style-name="P50">cp(cod_p)</text:p>
      <text:p text:style-name="P50">caj(cod_p)→ personaje(codigo)</text:p>
      <text:p text:style-name="P50">klingon(planeta, fecha_co, cod_p)</text:p>
      <text:p text:style-name="P50">cp(cod_p)</text:p>
      <text:p text:style-name="P50">caj(cod_p)→ personaje(codigo)</text:p>
      <text:p text:style-name="P50"/>
      <text:p text:style-name="P50">capítulo(temporada, orden, título, fecha_emi)</text:p>
      <text:p text:style-name="P50">cp(temporada, <text:span text:style-name="T25">orden</text:span>)</text:p>
      <text:p text:style-name="P50"/>
      <text:p text:style-name="P50">aparece_capitulo(cod_p, temporada, <text:span text:style-name="T26">orden</text:span>)</text:p>
      <text:p text:style-name="P50">cp(cod_p, temporada, <text:span text:style-name="T26">orden</text:span>)</text:p>
      <text:p text:style-name="P50">caj(cod_p)→ personaje(codigo)</text:p>
      <text:p text:style-name="P50">caj(temporada, <text:span text:style-name="T26">orden</text:span>)→ capitulo(temporada, <text:span text:style-name="T27">orden</text:span>)</text:p>
      <text:p text:style-name="P50"/>
      <text:p text:style-name="P50">planeta(codigo, nombre, galaxia)</text:p>
      <text:p text:style-name="P50">cp(codigo)</text:p>
      <text:p text:style-name="P50"/>
      <text:p text:style-name="P50">nave(codigo, nombre, num_tripul)</text:p>
      <text:p text:style-name="P50">cp(codigo)</text:p>
      <text:p text:style-name="P50"/>
      <text:p text:style-name="P50"/>
      <text:p text:style-name="P50">visita(problema, cod_n, temporada, orden, cod_p)</text:p>
      <text:p text:style-name="P50">cp(temporada, orden, cod_p)</text:p>
      <text:p text:style-name="P50">caj(cod_n)→<text:span text:style-name="T22"> nave(codigo)</text:span></text:p>
      <text:p text:style-name="P51">caj(temporada, <text:span text:style-name="T25">orden</text:span>)→ capitulo(temporada, <text:span text:style-name="T28">orden</text:span>)</text:p>
      <text:p text:style-name="P51">caj(cod_p)→ planeta(codigo)</text:p>
      <text:p text:style-name="P54">vnn(cod_n)</text:p>
      <text:p text:style-name="P51"/>
      <text:p text:style-name="P51"/>
      <text:p text:style-name="P51">lanzadera(num, nave, capacidad)</text:p>
      <text:p text:style-name="P51">cp(num, nave, capacidad)</text:p>
      <text:p text:style-name="P51">caj(num)→ nave(codigo)</text:p>
      <text:p text:style-name="P50"/>
      <text:h text:style-name="Heading_20_3" text:outline-level="3">9- Campeonato ajedrez</text:h>
      <text:p text:style-name="P56"/>
      <text:p text:style-name="P56">pais(país, nombre, n_clubes, representa)</text:p>
      <text:p text:style-name="P56">cp(pais)</text:p>
      <text:p text:style-name="P56">caj(representa)→ pais(pais)</text:p>
      <text:p text:style-name="P56"/>
      <text:p text:style-name="P56">participante(n_socio, nombre, dirección, teléfono, capeonate, nombre, tipo, envia)</text:p>
      <text:p text:style-name="P56">cp(n_socio, envia)</text:p>
      <text:p text:style-name="P56">caj(envia)→ pais(pais)</text:p>
      <text:p text:style-name="P56"><text:soft-page-break/>hotel(nombre, dirección, teléfono)</text:p>
      <text:p text:style-name="P56">cp(nombre)</text:p>
      <text:p text:style-name="P56"/>
      <text:p text:style-name="P56">aloja(f_entrada, f_salida, n_socio, nombre)</text:p>
      <text:p text:style-name="P56">cp(n_socio, nombre)</text:p>
      <text:p text:style-name="P56">caj(n_socio)→ participante(n_socio)</text:p>
      <text:p text:style-name="P56">caj(nombre)→ hotel(nombre)</text:p>
      <text:p text:style-name="P56"/>
      <text:p text:style-name="P56">sala(cod_sala, capacidad, medios, <text:span text:style-name="T30">nombre</text:span>)</text:p>
      <text:p text:style-name="P56">cp(cod_sala)</text:p>
      <text:p text:style-name="P59">caj(nombre)→ hotel(nombre)</text:p>
      <text:p text:style-name="P59">vnn(nombre)</text:p>
      <text:p text:style-name="P56"/>
      <text:p text:style-name="P56">jugador(nivel, n_socio)</text:p>
      <text:p text:style-name="P56">cp(n_socio)</text:p>
      <text:p text:style-name="P61">caj(n_socio)→ participante(codigo)</text:p>
      <text:p text:style-name="P56"/>
      <text:p text:style-name="P56">arbitro(n_socio)</text:p>
      <text:p text:style-name="P56">cp(n_socio)</text:p>
      <text:p text:style-name="P61">caj(n_arbitro)→ participante(codigo)</text:p>
      <text:p text:style-name="P56"/>
      <text:p text:style-name="P56">partida(cod_partida, jornada, entradas, celebra, <text:span text:style-name="T29">arbitra</text:span>)</text:p>
      <text:p text:style-name="P56">cp(cod_partida)</text:p>
      <text:p text:style-name="P58">caj(arbitra)→arbitro(n_socio)</text:p>
      <text:p text:style-name="P56">caj(celebra)→ sala(cod_sala)</text:p>
      <text:p text:style-name="P60">vnn(celebra)</text:p>
      <text:p text:style-name="P56"/>
      <text:p text:style-name="P56">juega(color, n_socio, cod_partida)</text:p>
      <text:p text:style-name="P56">cp(n_socio, cod_partida)</text:p>
      <text:p text:style-name="P56">caj(n_socio)→ jugador(n_socio)</text:p>
      <text:p text:style-name="P56">caj(cod_partida)→ partida(cod_partida)</text:p>
      <text:p text:style-name="P56"/>
      <text:p text:style-name="P57">movimiento(num_orden, cod_partida, jugada, comentario)</text:p>
      <text:p text:style-name="P57">cp( num_orden, cod_partida)</text:p>
      <text:p text:style-name="P57">caj(cod_partida)→ partida(cod_partida)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08:10:30.521043955</meta:creation-date>
    <dc:date>2022-11-28T09:35:26.245940879</dc:date>
    <meta:editing-duration>PT3H27M27S</meta:editing-duration>
    <meta:editing-cycles>65</meta:editing-cycles>
    <meta:generator>LibreOffice/6.4.2.2$Linux_X86_64 LibreOffice_project/40$Build-2</meta:generator>
    <meta:document-statistic meta:table-count="0" meta:image-count="0" meta:object-count="0" meta:page-count="7" meta:paragraph-count="249" meta:word-count="677" meta:character-count="7177" meta:non-whitespace-character-count="6745"/>
  </office:meta>
</office:document-meta>
</file>